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/>
    </style:style>
    <style:style style:name="ce4" style:family="table-cell" style:parent-style-name="Default">
      <style:text-properties fo:color="#127622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0000"/>
      <style:text-properties style:use-window-font-color="true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/>
    </style:style>
    <style:style style:name="ce1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19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5)</text:p>
          </table:table-cell>
          <table:table-cell office:value-type="string" calcext:value-type="string">
            <text:p>Soft (8)</text:p>
          </table:table-cell>
          <table:table-cell office:value-type="string" calcext:value-type="string">
            <text:p>DeepUPath</text:p>
          </table:table-cell>
          <table:table-cell office:value-type="string" calcext:value-type="string">
            <text:p>Upath</text:p>
          </table:table-cell>
          <table:table-cell office:value-type="string" calcext:value-type="string">
            <text:p>UpathPrefLast</text:p>
          </table:table-cell>
          <table:table-cell office:value-type="string" calcext:value-type="string">
            <text:p>Notes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program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oritmos não anotam predicados.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Decs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Defs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Def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Def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Ordinal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tructuredTyp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PointerType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Type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rangeTyp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o a regra Id pertence ao conjunto FIRST de subrangeType, e newType pode derivar em subrangeType, a escolha da regra type tem prefixos iguais, portanto não se deve anotar o DotDot (que vem após um const que pode ser um Id).</text:p>
          </table:table-cell>
          <table:table-cell/>
        </table:table-row>
        <table:table-row table:style-name="ro1">
          <table:table-cell office:value-type="string" calcext:value-type="string">
            <text:p>unpackedStructuredTyp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Type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Type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ype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Type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alTyp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Lis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Par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tP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varDec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O algoritmo inseriu a label corretamente.</text:p>
          </table:table-cell>
          <table:table-cell/>
        </table:table-row>
        <table:table-row table:style-name="ro1">
          <table:table-cell office:value-type="string" calcext:value-type="string">
            <text:p>varDe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AndFuncDec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ec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Heading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Dec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Heading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lParams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lParamsSection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tm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ssignStmt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escolha em simpleStmt tem prefixos iguais (podem iniciar com Id). Como assignStmt participa dessa escolha como primeira opção, não se deve anotar o token Assign.</text:p>
          </table:table-cell>
          <table:table-cell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Stm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ram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 algoritmo não anotou uma label que poderia ser anotada, Isso aconteceu, pois o conjunto FIRST da repetição tem interseção com o conjunto FOLLOW da mesma.</text:p>
          </table:table-cell>
          <table:table-cell/>
        </table:table-row>
        <table:table-row table:style-name="ro1">
          <table:table-cell office:value-type="string" calcext:value-type="string">
            <text:p>gotoStm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dStm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Stm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Stmt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tmt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ListEl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itiveStm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Stmt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Stmt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tmt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Stmt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ignedCon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funcCall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uncCall e var tem prefixos em comum (ambos podem iniciar com Id) e participam de uma escolha na regra factor. Portanto não se deve anotar a params.</text:p>
          </table:table-cell>
          <table:table-cell/>
        </table:table-row>
        <table:table-row table:style-name="ro1">
          <table:table-cell office:value-type="string" calcext:value-type="string">
            <text:p>setConstruc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Designator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68])" office:value-type="float" office:value="102" calcext:value-type="float">
            <text:p>102</text:p>
          </table:table-cell>
          <table:table-cell table:formula="of:=SUM([.C2:.C68])" office:value-type="float" office:value="104" calcext:value-type="float">
            <text:p>104</text:p>
          </table:table-cell>
          <table:table-cell table:formula="of:=SUM([.D1:.D68])" office:value-type="float" office:value="82" calcext:value-type="float">
            <text:p>82</text:p>
          </table:table-cell>
          <table:table-cell table:formula="of:=SUM([.E1:.E68])" office:value-type="float" office:value="92" calcext:value-type="float">
            <text:p>92</text:p>
          </table:table-cell>
          <table:table-cell table:formula="of:=SUM([.F1:.F68])" office:value-type="float" office:value="70" calcext:value-type="float">
            <text:p>70</text:p>
          </table:table-cell>
          <table:table-cell table:formula="of:=SUM([.G1:.G68])" office:value-type="float" office:value="64" calcext:value-type="float">
            <text:p>64</text:p>
          </table:table-cell>
          <table:table-cell office:value-type="string" calcext:value-type="string">
            <text:p>Não analisado</text:p>
          </table:table-cell>
          <table:table-cell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5"/>
          <table:table-cell table:style-name="ce14" office:value-type="string" calcext:value-type="string">
            <text:p>Foi anotado label(s) a menos do que a anotação manual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ce15" office:value-type="string" calcext:value-type="string">
            <text:p>Foi anotado label(s) a mais do que a anotação manual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7:25:00.57911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5:31:02.130721886</meta:creation-date>
    <dc:date>2019-08-28T18:47:53.136353477</dc:date>
    <meta:editing-duration>PT4H48M13S</meta:editing-duration>
    <meta:editing-cycles>8</meta:editing-cycles>
    <meta:generator>LibreOffice/6.1.4.2$Linux_X86_64 LibreOffice_project/9d0f32d1f0b509096fd65e0d4bec26ddd1938fd3</meta:generator>
    <meta:document-statistic meta:table-count="1" meta:cell-count="560" meta:object-count="0"/>
  </office:meta>
</office:document-meta>
</file>